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="none" draw:textarea-vertical-align="middle"/>
    </style:style>
    <style:style style:name="gr6" style:family="graphic" style:parent-style-name="standard">
      <style:graphic-properties svg:stroke-width="0.035cm" svg:stroke-color="#ff3333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975cm"/>
    </style:style>
    <style:style style:name="co1" style:family="table-column">
      <style:table-column-properties style:column-width="2.788cm" style:use-optimal-column-width="false"/>
    </style:style>
    <style:style style:name="co2" style:family="table-column">
      <style:table-column-properties style:column-width="4.329cm" style:use-optimal-column-width="false"/>
    </style:style>
    <style:style style:name="co3" style:family="table-column">
      <style:table-column-properties style:column-width="4.275cm" style:use-optimal-column-width="false"/>
    </style:style>
    <style:style style:name="co4" style:family="table-column">
      <style:table-column-properties style:column-width="4.296cm" style:use-optimal-column-width="false"/>
    </style:style>
    <style:style style:name="co5" style:family="table-column">
      <style:table-column-properties style:column-width="3.286cm" style:use-optimal-column-width="false"/>
    </style:style>
    <style:style style:name="co6" style:family="table-column">
      <style:table-column-properties style:column-width="3.346cm" style:use-optimal-column-width="false"/>
    </style:style>
    <style:style style:name="co7" style:family="table-column">
      <style:table-column-properties style:column-width="3.344cm" style:use-optimal-column-width="false"/>
    </style:style>
    <style:style style:name="co8" style:family="table-column">
      <style:table-column-properties style:column-width="0.675cm" style:use-optimal-column-width="false"/>
    </style:style>
    <style:style style:name="co9" style:family="table-column">
      <style:table-column-properties style:column-width="2.154cm" style:use-optimal-column-width="false"/>
    </style:style>
    <style:style style:name="co10" style:family="table-column">
      <style:table-column-properties style:column-width="2.1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075cm"/>
    </style:style>
    <style:style style:name="ro3" style:family="table-row">
      <style:table-row-properties style:row-height="0cm"/>
    </style:style>
    <style:style style:name="ro4" style:family="table-row">
      <style:table-row-properties style:row-height="0.834cm"/>
    </style:style>
    <style:style style:name="ro5" style:family="table-row">
      <style:table-row-properties style:row-height="0.842cm"/>
    </style:style>
    <style:style style:name="ro6" style:family="table-row">
      <style:table-row-properties style:row-height="0.939cm"/>
    </style:style>
    <style:style style:name="ro7" style:family="table-row">
      <style:table-row-properties style:row-height="0.937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style:graphic-properties draw:fill="solid" draw:fill-color="#6699cc" style:repeat="repeat"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draw:fill="solid" draw:fill-color="#eeeeee" style:repeat="repeat" draw:textarea-vertical-align="middle"/>
      <style:paragraph-properties fo:text-align="center"/>
      <style:text-properties fo:font-size="12pt" style:font-size-asian="12pt" style:font-size-complex="12pt"/>
    </style:style>
    <style:style style:name="ce4" style:family="table-cell">
      <style:graphic-properties draw:fill="solid" draw:fill-color="#ffffff" style:repeat="repeat"/>
      <style:paragraph-properties style:text-autospace="none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ce5" style:family="table-cell">
      <style:graphic-properties draw:fill="solid" draw:fill-color="#eeeeee" style:repeat="repeat"/>
      <style:paragraph-properties fo:text-align="center" style:text-autospace="none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ce6" style:family="table-cell">
      <style:graphic-properties draw:fill="solid" draw:fill-color="#ffffff" style:repeat="repeat"/>
      <style:paragraph-properties fo:text-align="center" style:text-autospace="none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ce7" style:family="table-cell">
      <style:graphic-properties draw:fill="solid" draw:fill-color="#0084d1" style:repeat="repeat"/>
      <style:paragraph-properties fo:text-align="center"/>
      <style:text-properties fo:color="#ffffff"/>
    </style:style>
    <style:style style:name="ce8" style:family="table-cell">
      <style:graphic-properties draw:fill="solid" draw:fill-color="#b2b2b2" style:repeat="repeat"/>
      <style:paragraph-properties fo:text-align="center"/>
    </style:style>
    <style:style style:name="ce9" style:family="table-cell">
      <style:graphic-properties draw:fill="solid" draw:fill-color="#b2b2b2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 style:text-autospace="none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P6" style:family="paragraph">
      <style:paragraph-properties fo:text-align="center"/>
      <style:text-properties fo:color="#ff3333" fo:font-weight="bold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paragraph-properties fo:text-align="center"/>
      <style:text-properties fo:color="#009900" fo:font-size="10pt" fo:font-weight="bold" style:font-size-asian="10pt" style:font-size-complex="10pt"/>
    </style:style>
    <style:style style:name="P9" style:family="paragraph">
      <style:paragraph-properties fo:text-align="center"/>
      <style:text-properties fo:color="#009900" fo:font-size="10pt" fo:font-weight="normal" style:font-size-asian="10pt" style:font-size-complex="10pt"/>
    </style:style>
    <style:style style:name="P10" style:family="paragraph">
      <style:paragraph-properties fo:text-align="center"/>
      <style:text-properties fo:font-weight="normal"/>
    </style:style>
    <style:style style:name="P11" style:family="paragraph">
      <style:text-properties fo:font-weight="bold"/>
    </style:style>
    <style:style style:name="P12" style:family="paragraph">
      <style:text-properties fo:color="#ff33ff" fo:font-size="12pt" fo:font-weight="bold" style:font-size-asian="12pt" style:font-size-complex="12pt"/>
    </style:style>
    <style:style style:name="P13" style:family="paragraph">
      <style:text-properties fo:color="#009900" fo:font-weight="bold"/>
    </style:style>
    <style:style style:name="P14" style:family="paragraph">
      <style:text-properties fo:color="#009900" fo:font-size="12pt" fo:font-weight="bold" style:font-size-asian="12pt" style:font-size-complex="12pt"/>
    </style:style>
    <style:style style:name="P15" style:family="paragraph">
      <style:text-properties fo:color="#6666ff" fo:font-weight="bold"/>
    </style:style>
    <style:style style:name="P16" style:family="paragraph">
      <style:text-properties fo:color="#6666ff" fo:font-size="12pt" fo:font-weight="bold" style:font-size-asian="12pt" style:font-size-complex="12pt"/>
    </style:style>
    <style:style style:name="P17" style:family="paragraph">
      <style:text-properties fo:color="#ff6600" fo:font-weight="bold"/>
    </style:style>
    <style:style style:name="T1" style:family="text">
      <style:text-properties fo:color="#ff333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33ff" fo:font-size="12pt" style:font-size-asian="12pt" style:font-size-complex="12pt"/>
    </style:style>
    <style:style style:name="T4" style:family="text">
      <style:text-properties fo:color="#009900" fo:font-size="12pt" style:font-size-asian="12pt" style:font-size-complex="12pt"/>
    </style:style>
    <style:style style:name="T5" style:family="text">
      <style:text-properties fo:color="#6666ff" fo:font-size="12pt" style:font-size-asian="12pt" style:font-size-complex="12pt"/>
    </style:style>
    <style:style style:name="T6" style:family="text">
      <style:text-properties fo:color="#ff6600" fo:font-size="12pt" style:font-size-asian="12pt" style:font-size-complex="12pt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4cm" svg:height="1.4cm" svg:x="2.3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1.4cm" svg:x="2.3cm" svg:y="1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3.4cm" svg:x="6.3cm" svg:y="1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1.4cm" draw:transform="rotate (-1.56887646461859) translate (3.693cm 7.29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1.4cm" svg:x="2.3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2" draw:layer="layout" svg:width="1cm" svg:height="1cm" svg:x="2.5cm" svg:y="2cm">
          <text:p text:style-name="P2"><text:span text:style-name="T1">0</text:span></text:p>
        </draw:circle>
        <draw:circle draw:style-name="gr4" draw:text-style-name="P1" draw:layer="layout" svg:width="1cm" svg:height="1cm" svg:x="4.5cm" svg:y="2cm">
          <text:p text:style-name="P1">1</text:p>
        </draw:circle>
        <draw:circle draw:style-name="gr4" draw:text-style-name="P1" draw:layer="layout" svg:width="1cm" svg:height="1cm" svg:x="4.5cm" svg:y="4cm">
          <text:p text:style-name="P1">3</text:p>
        </draw:circle>
        <draw:circle draw:style-name="gr4" draw:text-style-name="P1" draw:layer="layout" svg:width="1cm" svg:height="1cm" svg:x="2.5cm" svg:y="4cm">
          <text:p text:style-name="P1">2</text:p>
        </draw:circle>
        <draw:circle draw:style-name="gr4" draw:text-style-name="P1" draw:layer="layout" svg:width="1cm" svg:height="1cm" svg:x="6.5cm" svg:y="2cm">
          <text:p text:style-name="P1">4</text:p>
        </draw:circle>
        <draw:circle draw:style-name="gr4" draw:text-style-name="P1" draw:layer="layout" svg:width="1cm" svg:height="1cm" svg:x="8.5cm" svg:y="2cm">
          <text:p text:style-name="P1">5</text:p>
        </draw:circle>
        <draw:circle draw:style-name="gr4" draw:text-style-name="P1" draw:layer="layout" svg:width="1cm" svg:height="1cm" svg:x="8.5cm" svg:y="4cm">
          <text:p text:style-name="P1">7</text:p>
        </draw:circle>
        <draw:circle draw:style-name="gr4" draw:text-style-name="P1" draw:layer="layout" svg:width="1cm" svg:height="1cm" svg:x="6.5cm" svg:y="4cm">
          <text:p text:style-name="P1">6</text:p>
        </draw:circle>
        <draw:rect draw:style-name="gr5" draw:text-style-name="P1" draw:layer="layout" svg:width="8cm" svg:height="4cm" svg:x="2cm" svg:y="1.5cm">
          <text:p/>
        </draw:rect>
        <draw:circle draw:style-name="gr3" draw:text-style-name="P2" draw:layer="layout" svg:width="1cm" svg:height="1cm" svg:x="2.5cm" svg:y="7.5cm">
          <text:p text:style-name="P2"><text:span text:style-name="T1">0</text:span></text:p>
        </draw:circle>
        <draw:circle draw:style-name="gr4" draw:text-style-name="P1" draw:layer="layout" svg:width="1cm" svg:height="1cm" svg:x="4.5cm" svg:y="7.5cm">
          <text:p text:style-name="P1">1</text:p>
        </draw:circle>
        <draw:circle draw:style-name="gr4" draw:text-style-name="P1" draw:layer="layout" svg:width="1cm" svg:height="1cm" svg:x="4.5cm" svg:y="9.5cm">
          <text:p text:style-name="P1">3</text:p>
        </draw:circle>
        <draw:circle draw:style-name="gr4" draw:text-style-name="P1" draw:layer="layout" svg:width="1cm" svg:height="1cm" svg:x="2.5cm" svg:y="9.5cm">
          <text:p text:style-name="P1">2</text:p>
        </draw:circle>
        <draw:circle draw:style-name="gr4" draw:text-style-name="P1" draw:layer="layout" svg:width="1cm" svg:height="1cm" svg:x="6.5cm" svg:y="7.5cm">
          <text:p text:style-name="P1">4</text:p>
        </draw:circle>
        <draw:circle draw:style-name="gr4" draw:text-style-name="P1" draw:layer="layout" svg:width="1cm" svg:height="1cm" svg:x="8.5cm" svg:y="7.5cm">
          <text:p text:style-name="P1">5</text:p>
        </draw:circle>
        <draw:circle draw:style-name="gr4" draw:text-style-name="P1" draw:layer="layout" svg:width="1cm" svg:height="1cm" svg:x="8.5cm" svg:y="9.5cm">
          <text:p text:style-name="P1">7</text:p>
        </draw:circle>
        <draw:circle draw:style-name="gr4" draw:text-style-name="P1" draw:layer="layout" svg:width="1cm" svg:height="1cm" svg:x="6.5cm" svg:y="9.5cm">
          <text:p text:style-name="P1">6</text:p>
        </draw:circle>
        <draw:rect draw:style-name="gr5" draw:text-style-name="P1" draw:layer="layout" svg:width="8cm" svg:height="4cm" svg:x="2cm" svg:y="7cm">
          <text:p/>
        </draw:rect>
        <draw:circle draw:style-name="gr6" draw:text-style-name="P2" draw:layer="layout" svg:width="1cm" svg:height="1cm" svg:x="2.5cm" svg:y="13.3cm">
          <text:p text:style-name="P2"><text:span text:style-name="T1">0</text:span></text:p>
        </draw:circle>
        <draw:circle draw:style-name="gr4" draw:text-style-name="P1" draw:layer="layout" svg:width="1cm" svg:height="1cm" svg:x="4.5cm" svg:y="13.3cm">
          <text:p text:style-name="P1">1</text:p>
        </draw:circle>
        <draw:circle draw:style-name="gr4" draw:text-style-name="P1" draw:layer="layout" svg:width="1cm" svg:height="1cm" svg:x="4.5cm" svg:y="15.3cm">
          <text:p text:style-name="P1">3</text:p>
        </draw:circle>
        <draw:circle draw:style-name="gr4" draw:text-style-name="P1" draw:layer="layout" svg:width="1cm" svg:height="1cm" svg:x="2.5cm" svg:y="15.3cm">
          <text:p text:style-name="P1">2</text:p>
        </draw:circle>
        <draw:circle draw:style-name="gr4" draw:text-style-name="P1" draw:layer="layout" svg:width="1cm" svg:height="1cm" svg:x="6.5cm" svg:y="13.3cm">
          <text:p text:style-name="P1">4</text:p>
        </draw:circle>
        <draw:circle draw:style-name="gr4" draw:text-style-name="P1" draw:layer="layout" svg:width="1cm" svg:height="1cm" svg:x="8.5cm" svg:y="13.3cm">
          <text:p text:style-name="P1">5</text:p>
        </draw:circle>
        <draw:circle draw:style-name="gr4" draw:text-style-name="P1" draw:layer="layout" svg:width="1cm" svg:height="1cm" svg:x="8.5cm" svg:y="15.3cm">
          <text:p text:style-name="P1">7</text:p>
        </draw:circle>
        <draw:circle draw:style-name="gr4" draw:text-style-name="P1" draw:layer="layout" svg:width="1cm" svg:height="1cm" svg:x="6.5cm" svg:y="15.3cm">
          <text:p text:style-name="P1">6</text:p>
        </draw:circle>
        <draw:rect draw:style-name="gr5" draw:text-style-name="P1" draw:layer="layout" svg:width="8cm" svg:height="4.6cm" svg:x="2cm" svg:y="12.5cm">
          <text:p/>
        </draw:rect>
        <draw:frame draw:style-name="gr7" draw:text-style-name="P3" draw:layer="layout" svg:width="7.301cm" svg:height="0.882cm" svg:x="2.399cm" svg:y="5.6cm">
          <draw:text-box>
            <text:p text:style-name="P3"><text:span text:style-name="T2">(a) Cluster 1 do processo 0</text:span></text:p>
          </draw:text-box>
        </draw:frame>
        <draw:frame draw:style-name="gr8" draw:text-style-name="P3" draw:layer="layout" svg:width="7.347cm" svg:height="0.964cm" svg:x="2.3cm" svg:y="11.1cm">
          <draw:text-box>
            <text:p text:style-name="P3"><text:span text:style-name="T2">(b) Cluster 2 do processo 0</text:span></text:p>
          </draw:text-box>
        </draw:frame>
        <draw:frame draw:style-name="gr8" draw:text-style-name="P3" draw:layer="layout" svg:width="7.347cm" svg:height="0.964cm" svg:x="2.353cm" svg:y="17.2cm">
          <draw:text-box>
            <text:p text:style-name="P3"><text:span text:style-name="T2">(c) Cluster 3 do processo 0</text:span></text:p>
          </draw:text-box>
        </draw:frame>
      </draw:page>
      <draw:page draw:name="page2" draw:style-name="dp1" draw:master-page-name="Padrão">
        <draw:frame draw:style-name="standard" draw:layer="layout" svg:width="15.687cm" svg:height="8.585cm" svg:x="10.362cm" svg:y="3.7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4">Cluster 1</text:p>
              </table:table-cell>
              <table:table-cell>
                <text:p text:style-name="P4">Cluster 2</text:p>
              </table:table-cell>
              <table:table-cell>
                <text:p text:style-name="P4">Cluster 3</text:p>
              </table:table-cell>
            </table:table-row>
            <table:table-row table:style-name="ro1" table:default-cell-style-name="ce3">
              <table:table-cell table:style-name="ce2">
                <text:p text:style-name="P4">Processo 0</text:p>
              </table:table-cell>
              <table:table-cell>
                <text:p text:style-name="P4">FFneighbor(0,1) = 1</text:p>
              </table:table-cell>
              <table:table-cell>
                <text:p text:style-name="P4">FFneighbor(0,2) = 2</text:p>
              </table:table-cell>
              <table:table-cell>
                <text:p text:style-name="P4">FFneighbor(0,3) = 4</text:p>
              </table:table-cell>
            </table:table-row>
            <table:table-row table:style-name="ro1" table:default-cell-style-name="ce3">
              <table:table-cell table:style-name="ce2">
                <text:p text:style-name="P4">Processo 1</text:p>
              </table:table-cell>
              <table:table-cell>
                <text:p text:style-name="P4">FFneighbor(1,1) = 0</text:p>
              </table:table-cell>
              <table:table-cell>
                <text:p text:style-name="P4">FFneighbor(1,2) = 3</text:p>
              </table:table-cell>
              <table:table-cell>
                <text:p text:style-name="P4">FFneighbor(1,3) = 5</text:p>
              </table:table-cell>
            </table:table-row>
            <table:table-row table:style-name="ro1" table:default-cell-style-name="ce3">
              <table:table-cell table:style-name="ce2">
                <text:p text:style-name="P4">Processo 2</text:p>
              </table:table-cell>
              <table:table-cell>
                <text:p text:style-name="P4">FFneighbor(2,1) = 3</text:p>
              </table:table-cell>
              <table:table-cell>
                <text:p text:style-name="P4">FFneighbor(2,2) = 0</text:p>
              </table:table-cell>
              <table:table-cell>
                <text:p text:style-name="P4">FFneighbor(2,3) = 6</text:p>
              </table:table-cell>
            </table:table-row>
            <table:table-row table:style-name="ro1" table:default-cell-style-name="ce3">
              <table:table-cell table:style-name="ce2">
                <text:p text:style-name="P4">Processo 3</text:p>
              </table:table-cell>
              <table:table-cell>
                <text:p text:style-name="P4">FFneighbor(3,1) = 2</text:p>
              </table:table-cell>
              <table:table-cell>
                <text:p text:style-name="P4">FFneighbor(3,2) = 1</text:p>
              </table:table-cell>
              <table:table-cell>
                <text:p text:style-name="P4">FFneighbor(3,3) = 7</text:p>
              </table:table-cell>
            </table:table-row>
            <table:table-row table:style-name="ro1" table:default-cell-style-name="ce3">
              <table:table-cell table:style-name="ce2">
                <text:p text:style-name="P4">Processo 4</text:p>
              </table:table-cell>
              <table:table-cell>
                <text:p text:style-name="P4">FFneighbor(4,1) = 5</text:p>
              </table:table-cell>
              <table:table-cell>
                <text:p text:style-name="P4">FFneighbor(4,2) = 6</text:p>
              </table:table-cell>
              <table:table-cell>
                <text:p text:style-name="P4">FFneighbor(4,3) = 0</text:p>
              </table:table-cell>
            </table:table-row>
            <table:table-row table:style-name="ro1" table:default-cell-style-name="ce3">
              <table:table-cell table:style-name="ce2">
                <text:p text:style-name="P4">Processo 5</text:p>
              </table:table-cell>
              <table:table-cell>
                <text:p text:style-name="P4">FFneighbor(5,1) = 4</text:p>
              </table:table-cell>
              <table:table-cell>
                <text:p text:style-name="P4">FFneighbor(5,2) = 7</text:p>
              </table:table-cell>
              <table:table-cell>
                <text:p text:style-name="P4">FFneighbor(5,3) = 1</text:p>
              </table:table-cell>
            </table:table-row>
            <table:table-row table:style-name="ro1" table:default-cell-style-name="ce3">
              <table:table-cell table:style-name="ce2">
                <text:p text:style-name="P4">Processo 6</text:p>
              </table:table-cell>
              <table:table-cell>
                <text:p text:style-name="P4">FFneighbor(6,1) = 7</text:p>
              </table:table-cell>
              <table:table-cell>
                <text:p text:style-name="P4">FFneighbor(6,2) = 4</text:p>
              </table:table-cell>
              <table:table-cell>
                <text:p text:style-name="P4">FFneighbor(6,3) = 2</text:p>
              </table:table-cell>
            </table:table-row>
            <table:table-row table:style-name="ro1" table:default-cell-style-name="ce3">
              <table:table-cell table:style-name="ce2">
                <text:p text:style-name="P4">Processo 7</text:p>
              </table:table-cell>
              <table:table-cell>
                <text:p text:style-name="P4">FFneighbor(7,1) = 6</text:p>
              </table:table-cell>
              <table:table-cell>
                <text:p text:style-name="P4">FFneighbor(7,2) = 5</text:p>
              </table:table-cell>
              <table:table-cell>
                <text:p text:style-name="P4">FFneighbor(7,3) = 3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Padrão">
        <draw:frame draw:style-name="standard" draw:layer="layout" svg:width="13.321cm" svg:height="13.404cm" svg:x="8.761cm" svg:y="3.7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6"/>
            <table:table-row table:style-name="ro2" table:default-cell-style-name="ce4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>
                <text:p text:style-name="P5"><text:s/>Cluster(0,1) = 1</text:p>
              </table:table-cell>
              <table:table-cell>
                <text:p text:style-name="P5"><text:s/>Cluster(1,0) = 1</text:p>
              </table:table-cell>
              <table:table-cell>
                <text:p text:style-name="P5"><text:s/>Cluster(2,0) = 2</text:p>
              </table:table-cell>
              <table:table-cell>
                <text:p text:style-name="P5"><text:s/>Cluster(3,0) = 2</text:p>
              </table:table-cell>
            </table:table-row>
            <table:table-row table:style-name="ro3" table:default-cell-style-name="ce5">
              <table:table-cell>
                <text:p text:style-name="P5"><text:s/>Cluster(0,2) = 2</text:p>
              </table:table-cell>
              <table:table-cell>
                <text:p text:style-name="P5"><text:s/>Cluster(1,2) = 2</text:p>
              </table:table-cell>
              <table:table-cell>
                <text:p text:style-name="P5"><text:s/>Cluster(2,1) = 2</text:p>
              </table:table-cell>
              <table:table-cell>
                <text:p text:style-name="P5"><text:s/>Cluster(3,1) = 2</text:p>
              </table:table-cell>
            </table:table-row>
            <table:table-row table:style-name="ro4" table:default-cell-style-name="ce5">
              <table:table-cell>
                <text:p text:style-name="P5"><text:s/>Cluster(0,3) = 2</text:p>
              </table:table-cell>
              <table:table-cell>
                <text:p text:style-name="P5"><text:s/>Cluster(1,3) = 2</text:p>
              </table:table-cell>
              <table:table-cell>
                <text:p text:style-name="P5"><text:s/>Cluster(2,3) = 1</text:p>
              </table:table-cell>
              <table:table-cell>
                <text:p text:style-name="P5"><text:s/>Cluster(3,2) = 1</text:p>
              </table:table-cell>
            </table:table-row>
            <table:table-row table:style-name="ro4" table:default-cell-style-name="ce5">
              <table:table-cell>
                <text:p text:style-name="P5"><text:s/>Cluster(0,4) = 3</text:p>
              </table:table-cell>
              <table:table-cell>
                <text:p text:style-name="P5"><text:s/>Cluster(1,4) = 3</text:p>
              </table:table-cell>
              <table:table-cell>
                <text:p text:style-name="P5"><text:s/>Cluster(2,4) = 3</text:p>
              </table:table-cell>
              <table:table-cell>
                <text:p text:style-name="P5"><text:s/>Cluster(3,4) = 3</text:p>
              </table:table-cell>
            </table:table-row>
            <table:table-row table:style-name="ro4" table:default-cell-style-name="ce5">
              <table:table-cell>
                <text:p text:style-name="P5"><text:s/>Cluster(0,5) = 3</text:p>
              </table:table-cell>
              <table:table-cell>
                <text:p text:style-name="P5"><text:s/>Cluster(1,5) = 3</text:p>
              </table:table-cell>
              <table:table-cell>
                <text:p text:style-name="P5"><text:s/>Cluster(2,5) = 3</text:p>
              </table:table-cell>
              <table:table-cell>
                <text:p text:style-name="P5"><text:s/>Cluster(3,5) = 3</text:p>
              </table:table-cell>
            </table:table-row>
            <table:table-row table:style-name="ro4" table:default-cell-style-name="ce5">
              <table:table-cell>
                <text:p text:style-name="P5"><text:s/>Cluster(0,6) = 3</text:p>
              </table:table-cell>
              <table:table-cell>
                <text:p text:style-name="P5"><text:s/>Cluster(1,6) = 3</text:p>
              </table:table-cell>
              <table:table-cell>
                <text:p text:style-name="P5"><text:s/>Cluster(2,6) = 3</text:p>
              </table:table-cell>
              <table:table-cell>
                <text:p text:style-name="P5"><text:s/>Cluster(3,6) = 3</text:p>
              </table:table-cell>
            </table:table-row>
            <table:table-row table:style-name="ro4" table:default-cell-style-name="ce5">
              <table:table-cell>
                <text:p text:style-name="P5"><text:s/>Cluster(0,7) = 3</text:p>
              </table:table-cell>
              <table:table-cell>
                <text:p text:style-name="P5"><text:s/>Cluster(1,7) = 3</text:p>
              </table:table-cell>
              <table:table-cell>
                <text:p text:style-name="P5"><text:s/>Cluster(2,7) = 3</text:p>
              </table:table-cell>
              <table:table-cell>
                <text:p text:style-name="P5"><text:s/>Cluster(3,7) = 3</text:p>
              </table:table-cell>
            </table:table-row>
            <table:table-row table:style-name="ro4" table:default-cell-style-name="ce6"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>
                <text:p text:style-name="P5"><text:s/>Cluster(4,0) = 3</text:p>
              </table:table-cell>
              <table:table-cell>
                <text:p text:style-name="P5"><text:s/>Cluster(5,0) = 3</text:p>
              </table:table-cell>
              <table:table-cell>
                <text:p text:style-name="P5"><text:s/>Cluster(6,0) = 3</text:p>
              </table:table-cell>
              <table:table-cell>
                <text:p text:style-name="P5"><text:s/>Cluster(7,0) = 3</text:p>
              </table:table-cell>
            </table:table-row>
            <table:table-row table:style-name="ro4" table:default-cell-style-name="ce5">
              <table:table-cell>
                <text:p text:style-name="P5"><text:s/>Cluster(4,1) = 3</text:p>
              </table:table-cell>
              <table:table-cell>
                <text:p text:style-name="P5"><text:s/>Cluster(5,1) = 3</text:p>
              </table:table-cell>
              <table:table-cell>
                <text:p text:style-name="P5"><text:s/>Cluster(6,1) = 3</text:p>
              </table:table-cell>
              <table:table-cell>
                <text:p text:style-name="P5"><text:s/>Cluster(7,1) = 3</text:p>
              </table:table-cell>
            </table:table-row>
            <table:table-row table:style-name="ro4" table:default-cell-style-name="ce5">
              <table:table-cell>
                <text:p text:style-name="P5"><text:s/>Cluster(4,2) = 3</text:p>
              </table:table-cell>
              <table:table-cell>
                <text:p text:style-name="P5"><text:s/>Cluster(5,2) = 3</text:p>
              </table:table-cell>
              <table:table-cell>
                <text:p text:style-name="P5"><text:s/>Cluster(6,2) = 3</text:p>
              </table:table-cell>
              <table:table-cell>
                <text:p text:style-name="P5"><text:s/>Cluster(7,2) = 3</text:p>
              </table:table-cell>
            </table:table-row>
            <table:table-row table:style-name="ro4" table:default-cell-style-name="ce5">
              <table:table-cell>
                <text:p text:style-name="P5"><text:s/>Cluster(4,3) = 3</text:p>
              </table:table-cell>
              <table:table-cell>
                <text:p text:style-name="P5"><text:s/>Cluster(5,3) = 3</text:p>
              </table:table-cell>
              <table:table-cell>
                <text:p text:style-name="P5"><text:s/>Cluster(6,3) = 3</text:p>
              </table:table-cell>
              <table:table-cell>
                <text:p text:style-name="P5"><text:s/>Cluster(7,3) = 3</text:p>
              </table:table-cell>
            </table:table-row>
            <table:table-row table:style-name="ro4" table:default-cell-style-name="ce5">
              <table:table-cell>
                <text:p text:style-name="P5"><text:s/>Cluster(4,5) = 1</text:p>
              </table:table-cell>
              <table:table-cell>
                <text:p text:style-name="P5"><text:s/>Cluster(5,4) = 1</text:p>
              </table:table-cell>
              <table:table-cell>
                <text:p text:style-name="P5"><text:s/>Cluster(6,4) = 2</text:p>
              </table:table-cell>
              <table:table-cell>
                <text:p text:style-name="P5"><text:s/>Cluster(7,4) = 2</text:p>
              </table:table-cell>
            </table:table-row>
            <table:table-row table:style-name="ro4" table:default-cell-style-name="ce5">
              <table:table-cell>
                <text:p text:style-name="P5"><text:s/>Cluster(4,6) = 2</text:p>
              </table:table-cell>
              <table:table-cell>
                <text:p text:style-name="P5"><text:s/>Cluster(5,6) = 2</text:p>
              </table:table-cell>
              <table:table-cell>
                <text:p text:style-name="P5"><text:s/>Cluster(6,5) = 2</text:p>
              </table:table-cell>
              <table:table-cell>
                <text:p text:style-name="P5"><text:s/>Cluster(7,5) = 2</text:p>
              </table:table-cell>
            </table:table-row>
            <table:table-row table:style-name="ro5" table:default-cell-style-name="ce5">
              <table:table-cell>
                <text:p text:style-name="P5"><text:s/>Cluster(4,7) = 2</text:p>
              </table:table-cell>
              <table:table-cell>
                <text:p text:style-name="P5"><text:s/>Cluster(5,7) = 2</text:p>
              </table:table-cell>
              <table:table-cell>
                <text:p text:style-name="P5"><text:s/>Cluster(6,7) = 1</text:p>
              </table:table-cell>
              <table:table-cell>
                <text:p text:style-name="P5"><text:s/>Cluster(7,6) = 1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Padrão">
        <draw:circle draw:style-name="gr3" draw:text-style-name="P6" xml:id="id1" draw:id="id1" draw:layer="layout" svg:width="1cm" svg:height="1cm" svg:x="2.5cm" svg:y="3cm">
          <text:p text:style-name="P6"><text:span text:style-name="T1">0</text:span></text:p>
        </draw:circle>
        <draw:circle draw:style-name="gr4" draw:text-style-name="P7" xml:id="id4" draw:id="id4" draw:layer="layout" svg:width="1cm" svg:height="1cm" svg:x="4.5cm" svg:y="3cm">
          <text:p text:style-name="P7">1</text:p>
        </draw:circle>
        <draw:circle draw:style-name="gr4" draw:text-style-name="P7" xml:id="id3" draw:id="id3" draw:layer="layout" svg:width="1cm" svg:height="1cm" svg:x="4.5cm" svg:y="6cm">
          <text:p text:style-name="P7">3</text:p>
        </draw:circle>
        <draw:circle draw:style-name="gr4" draw:text-style-name="P7" xml:id="id2" draw:id="id2" draw:layer="layout" svg:width="1cm" svg:height="1cm" svg:x="2.5cm" svg:y="6cm">
          <text:p text:style-name="P7">2</text:p>
        </draw:circle>
        <draw:circle draw:style-name="gr4" draw:text-style-name="P7" xml:id="id5" draw:id="id5" draw:layer="layout" svg:width="1cm" svg:height="1cm" svg:x="6.5cm" svg:y="3cm">
          <text:p text:style-name="P7">4</text:p>
        </draw:circle>
        <draw:circle draw:style-name="gr4" draw:text-style-name="P7" xml:id="id6" draw:id="id6" draw:layer="layout" svg:width="1cm" svg:height="1cm" svg:x="8.5cm" svg:y="3cm">
          <text:p text:style-name="P7">5</text:p>
        </draw:circle>
        <draw:circle draw:style-name="gr4" draw:text-style-name="P7" xml:id="id8" draw:id="id8" draw:layer="layout" svg:width="1cm" svg:height="1cm" svg:x="8.5cm" svg:y="6cm">
          <text:p text:style-name="P7">7</text:p>
        </draw:circle>
        <draw:circle draw:style-name="gr4" draw:text-style-name="P7" xml:id="id7" draw:id="id7" draw:layer="layout" svg:width="1cm" svg:height="1cm" svg:x="6.5cm" svg:y="6cm">
          <text:p text:style-name="P7">6</text:p>
        </draw:circle>
        <draw:rect draw:style-name="gr5" draw:text-style-name="P7" draw:layer="layout" svg:width="8cm" svg:height="6cm" svg:x="2cm" svg:y="1.5cm">
          <text:p/>
        </draw:rect>
        <draw:connector draw:style-name="gr9" draw:text-style-name="P8" draw:layer="layout" draw:type="line" svg:x1="3cm" svg:y1="4cm" svg:x2="3cm" svg:y2="6cm" draw:start-shape="id1" draw:start-glue-point="2" draw:end-shape="id2" draw:end-glue-point="0" svg:d="M3000 4000v2000">
          <text:p/>
        </draw:connector>
        <draw:connector draw:style-name="gr9" draw:text-style-name="P9" draw:layer="layout" draw:type="line" svg:x1="3.5cm" svg:y1="6.5cm" svg:x2="4.5cm" svg:y2="6.5cm" draw:start-shape="id2" draw:start-glue-point="1" draw:end-shape="id3" draw:end-glue-point="3" svg:d="M3500 6500h1000">
          <text:p/>
        </draw:connector>
        <draw:connector draw:style-name="gr10" draw:text-style-name="P7" draw:layer="layout" draw:type="line" svg:x1="3.5cm" svg:y1="3.5cm" svg:x2="4.5cm" svg:y2="3.5cm" draw:start-shape="id1" draw:start-glue-point="1" draw:end-shape="id4" draw:end-glue-point="3" svg:d="M3500 3500h1000">
          <text:p/>
        </draw:connector>
        <draw:connector draw:style-name="gr11" draw:text-style-name="P7" draw:layer="layout" draw:line-skew="-0.282cm" svg:x1="3cm" svg:y1="3cm" svg:x2="7cm" svg:y2="3cm" draw:start-shape="id1" draw:start-glue-point="0" draw:end-shape="id5" draw:end-glue-point="0" svg:d="M3000 3000v-800h4000v800">
          <text:p/>
        </draw:connector>
        <draw:connector draw:style-name="gr11" draw:text-style-name="P7" draw:layer="layout" svg:x1="7.5cm" svg:y1="3.5cm" svg:x2="8.5cm" svg:y2="3.5cm" draw:start-shape="id5" draw:start-glue-point="1" draw:end-shape="id6" draw:end-glue-point="3" svg:d="M7500 3500h1000">
          <text:p/>
        </draw:connector>
        <draw:connector draw:style-name="gr11" draw:text-style-name="P7" draw:layer="layout" svg:x1="7cm" svg:y1="4cm" svg:x2="7cm" svg:y2="6cm" draw:start-shape="id5" draw:start-glue-point="2" draw:end-shape="id7" draw:end-glue-point="0" svg:d="M7000 4000v2000">
          <text:p/>
        </draw:connector>
        <draw:connector draw:style-name="gr12" draw:text-style-name="P10" draw:layer="layout" svg:x1="7.5cm" svg:y1="6.5cm" svg:x2="8.5cm" svg:y2="6.5cm" draw:start-shape="id7" draw:start-glue-point="1" draw:end-shape="id8" draw:end-glue-point="3" svg:d="M7500 6500h1000">
          <text:p/>
        </draw:connector>
        <draw:frame draw:style-name="gr7" draw:text-style-name="P12" draw:layer="layout" svg:width="1.222cm" svg:height="0.738cm" svg:x="3.3cm" svg:y="2.8cm">
          <draw:text-box>
            <text:p text:style-name="P11"><text:span text:style-name="T3">s=1</text:span></text:p>
          </draw:text-box>
        </draw:frame>
        <draw:frame draw:style-name="gr7" draw:text-style-name="P14" draw:layer="layout" svg:width="1.222cm" svg:height="0.738cm" svg:x="2.904cm" svg:y="4.375cm">
          <draw:text-box>
            <text:p text:style-name="P13"><text:span text:style-name="T4">s=2</text:span></text:p>
          </draw:text-box>
        </draw:frame>
        <draw:frame draw:style-name="gr7" draw:text-style-name="P14" draw:layer="layout" svg:width="1.222cm" svg:height="0.738cm" svg:x="3.3cm" svg:y="5.675cm">
          <draw:text-box>
            <text:p text:style-name="P13"><text:span text:style-name="T4">s=1</text:span></text:p>
          </draw:text-box>
        </draw:frame>
        <draw:frame draw:style-name="gr7" draw:text-style-name="P16" draw:layer="layout" svg:width="1.222cm" svg:height="0.738cm" svg:x="4.404cm" svg:y="1.575cm">
          <draw:text-box>
            <text:p text:style-name="P15"><text:span text:style-name="T5">s=3</text:span></text:p>
          </draw:text-box>
        </draw:frame>
        <draw:frame draw:style-name="gr13" draw:text-style-name="P15" draw:layer="layout" svg:width="1.4cm" svg:height="1.225cm" svg:x="7.4cm" svg:y="2.8cm">
          <draw:text-box>
            <text:p text:style-name="P15"><text:span text:style-name="T5">s=1</text:span></text:p>
          </draw:text-box>
        </draw:frame>
        <draw:frame draw:style-name="gr13" draw:text-style-name="P15" draw:layer="layout" svg:width="1.4cm" svg:height="1.225cm" svg:x="6.9cm" svg:y="4.374cm">
          <draw:text-box>
            <text:p text:style-name="P15"><text:span text:style-name="T5">s=2</text:span></text:p>
          </draw:text-box>
        </draw:frame>
        <draw:frame draw:style-name="gr13" draw:text-style-name="P17" draw:layer="layout" svg:width="1.4cm" svg:height="1.225cm" svg:x="7.4cm" svg:y="5.774cm">
          <draw:text-box>
            <text:p text:style-name="P17"><text:span text:style-name="T6">s=1</text:span></text:p>
          </draw:text-box>
        </draw:frame>
      </draw:page>
      <draw:page draw:name="page5" draw:style-name="dp1" draw:master-page-name="Padrão">
        <draw:frame draw:style-name="standard" draw:layer="layout" svg:width="17.912cm" svg:height="3.753cm" svg:x="1.988cm" svg:y="16.30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6" table:default-cell-style-name="ce7">
              <table:table-cell>
                <text:p text:style-name="P1"><text:span text:style-name="T7">s</text:span></text:p>
              </table:table-cell>
              <table:table-cell>
                <text:p text:style-name="P1"><text:span text:style-name="T7">C(0,s)</text:span></text:p>
              </table:table-cell>
              <table:table-cell>
                <text:p text:style-name="P1"><text:span text:style-name="T7">C(1,s)</text:span></text:p>
              </table:table-cell>
              <table:table-cell>
                <text:p text:style-name="P1"><text:span text:style-name="T7">C(2,s)</text:span></text:p>
              </table:table-cell>
              <table:table-cell>
                <text:p text:style-name="P1"><text:span text:style-name="T7">C(3,s)</text:span></text:p>
              </table:table-cell>
              <table:table-cell>
                <text:p text:style-name="P1"><text:span text:style-name="T7">C(4,s)</text:span></text:p>
              </table:table-cell>
              <table:table-cell>
                <text:p text:style-name="P1"><text:span text:style-name="T7">C(5,s)</text:span></text:p>
              </table:table-cell>
              <table:table-cell>
                <text:p text:style-name="P1"><text:span text:style-name="T7">C(6,s)</text:span></text:p>
              </table:table-cell>
              <table:table-cell>
                <text:p text:style-name="P1"><text:span text:style-name="T7">C(7,s)</text:span></text:p>
              </table:table-cell>
            </table:table-row>
            <table:table-row table:style-name="ro6" table:default-cell-style-name="ce9">
              <table:table-cell table:style-name="ce8">
                <text:p text:style-name="P1"><text:span text:style-name="T8">1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3</text:span></text:p>
              </table:table-cell>
              <table:table-cell>
                <text:p><text:span text:style-name="T8">2</text:span></text:p>
              </table:table-cell>
              <table:table-cell>
                <text:p><text:span text:style-name="T8">5</text:span></text:p>
              </table:table-cell>
              <table:table-cell>
                <text:p><text:span text:style-name="T8">4</text:span></text:p>
              </table:table-cell>
              <table:table-cell>
                <text:p><text:span text:style-name="T8">7</text:span></text:p>
              </table:table-cell>
              <table:table-cell>
                <text:p><text:span text:style-name="T8">6</text:span></text:p>
              </table:table-cell>
            </table:table-row>
            <table:table-row table:style-name="ro6" table:default-cell-style-name="ce9">
              <table:table-cell table:style-name="ce8">
                <text:p text:style-name="P1"><text:span text:style-name="T8">2</text:span></text:p>
              </table:table-cell>
              <table:table-cell>
                <text:p><text:span text:style-name="T8">2,3</text:span></text:p>
              </table:table-cell>
              <table:table-cell>
                <text:p><text:span text:style-name="T8">3,2</text:span></text:p>
              </table:table-cell>
              <table:table-cell>
                <text:p><text:span text:style-name="T8">0,1</text:span></text:p>
              </table:table-cell>
              <table:table-cell>
                <text:p><text:span text:style-name="T8">1,0</text:span></text:p>
              </table:table-cell>
              <table:table-cell>
                <text:p><text:span text:style-name="T8">6,7</text:span></text:p>
              </table:table-cell>
              <table:table-cell>
                <text:p><text:span text:style-name="T8">7,6</text:span></text:p>
              </table:table-cell>
              <table:table-cell>
                <text:p><text:span text:style-name="T8">4,5</text:span></text:p>
              </table:table-cell>
              <table:table-cell>
                <text:p><text:span text:style-name="T8">5,4</text:span></text:p>
              </table:table-cell>
            </table:table-row>
            <table:table-row table:style-name="ro7" table:default-cell-style-name="ce9">
              <table:table-cell table:style-name="ce8">
                <text:p text:style-name="P1"><text:span text:style-name="T8">3</text:span></text:p>
              </table:table-cell>
              <table:table-cell>
                <text:p><text:span text:style-name="T8">4,5,6,7</text:span></text:p>
              </table:table-cell>
              <table:table-cell>
                <text:p><text:span text:style-name="T8">5,6,7,4</text:span></text:p>
              </table:table-cell>
              <table:table-cell>
                <text:p><text:span text:style-name="T8">6,7,4,5</text:span></text:p>
              </table:table-cell>
              <table:table-cell>
                <text:p><text:span text:style-name="T8">7,4,5,6</text:span></text:p>
              </table:table-cell>
              <table:table-cell>
                <text:p><text:span text:style-name="T8">0,1,2,3</text:span></text:p>
              </table:table-cell>
              <table:table-cell>
                <text:p><text:span text:style-name="T8">1,2,3,0</text:span></text:p>
              </table:table-cell>
              <table:table-cell>
                <text:p><text:span text:style-name="T8">2,3,0,1</text:span></text:p>
              </table:table-cell>
              <table:table-cell>
                <text:p><text:span text:style-name="T8">3,0,1,2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yse Solis</meta:initial-creator>
    <meta:creation-date>2020-11-29T18:52:06.72</meta:creation-date>
    <dc:date>2021-03-05T17:05:22.96</dc:date>
    <dc:creator>Thayse Solis</dc:creator>
    <meta:editing-duration>P1DT6H14S</meta:editing-duration>
    <meta:editing-cycles>9</meta:editing-cycles>
    <meta:generator>OpenOffice/4.1.9$Win32 OpenOffice.org_project/419m1$Build-9805</meta:generator>
    <meta:document-statistic meta:object-count="61"/>
  </office:meta>
</office:document-meta>
</file>